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326in" style:rel-column-width="1199*"/>
    </style:style>
    <style:style style:name="Table1.B" style:family="table-column">
      <style:table-column-properties style:column-width="0.6882in" style:rel-column-width="991*"/>
    </style:style>
    <style:style style:name="Table1.C" style:family="table-column">
      <style:table-column-properties style:column-width="5.4049in" style:rel-column-width="778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1199*"/>
    </style:style>
    <style:style style:name="Table2.B" style:family="table-column">
      <style:table-column-properties style:column-width="0.6882in" style:rel-column-width="991*"/>
    </style:style>
    <style:style style:name="Table2.C" style:family="table-column">
      <style:table-column-properties style:column-width="5.4049in" style:rel-column-width="778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1199*"/>
    </style:style>
    <style:style style:name="Table3.B" style:family="table-column">
      <style:table-column-properties style:column-width="0.6882in" style:rel-column-width="991*"/>
    </style:style>
    <style:style style:name="Table3.C" style:family="table-column">
      <style:table-column-properties style:column-width="5.4049in" style:rel-column-width="778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083in" style:rel-column-width="1452*"/>
    </style:style>
    <style:style style:name="Table5.B" style:family="table-column">
      <style:table-column-properties style:column-width="0.8264in" style:rel-column-width="1190*"/>
    </style:style>
    <style:style style:name="Table5.C" style:family="table-column">
      <style:table-column-properties style:column-width="0.8257in" style:rel-column-width="1189*"/>
    </style:style>
    <style:style style:name="Table5.D" style:family="table-column">
      <style:table-column-properties style:column-width="4.2653in" style:rel-column-width="6144*"/>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2.3076in" style:rel-column-width="3324*"/>
    </style:style>
    <style:style style:name="Table6.B" style:family="table-column">
      <style:table-column-properties style:column-width="0.7125in" style:rel-column-width="1026*"/>
    </style:style>
    <style:style style:name="Table6.C" style:family="table-column">
      <style:table-column-properties style:column-width="3.9049in" style:rel-column-width="5625*"/>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4e85b"/>
    </style:style>
    <style:style style:name="P13" style:family="paragraph" style:parent-style-name="CLI">
      <style:text-properties officeooo:paragraph-rsid="002a7f00"/>
    </style:style>
    <style:style style:name="P14" style:family="paragraph" style:parent-style-name="CLI">
      <style:text-properties officeooo:paragraph-rsid="0030a8f4"/>
    </style:style>
    <style:style style:name="P15" style:family="paragraph" style:parent-style-name="CLI">
      <style:text-properties officeooo:rsid="0030a8f4" officeooo:paragraph-rsid="0030a8f4"/>
    </style:style>
    <style:style style:name="P16" style:family="paragraph" style:parent-style-name="CLI">
      <style:text-properties officeooo:paragraph-rsid="0031f552"/>
    </style:style>
    <style:style style:name="P17" style:family="paragraph" style:parent-style-name="CLI">
      <style:text-properties fo:font-size="9pt" style:font-size-asian="9pt" style:font-size-complex="9pt"/>
    </style:style>
    <style:style style:name="P18" style:family="paragraph" style:parent-style-name="CLI">
      <style:text-properties officeooo:paragraph-rsid="00358e48"/>
    </style:style>
    <style:style style:name="P19" style:family="paragraph" style:parent-style-name="CLI">
      <style:text-properties officeooo:paragraph-rsid="0038ec43"/>
    </style:style>
    <style:style style:name="P20" style:family="paragraph" style:parent-style-name="CLI">
      <style:text-properties officeooo:paragraph-rsid="003eaf8c"/>
    </style:style>
    <style:style style:name="P21" style:family="paragraph" style:parent-style-name="CLI">
      <style:text-properties officeooo:paragraph-rsid="004239c3"/>
    </style:style>
    <style:style style:name="P22" style:family="paragraph" style:parent-style-name="Heading">
      <style:text-properties officeooo:paragraph-rsid="0004618f"/>
    </style:style>
    <style:style style:name="P23" style:family="paragraph" style:parent-style-name="Heading">
      <style:text-properties officeooo:paragraph-rsid="00223745"/>
    </style:style>
    <style:style style:name="P24" style:family="paragraph" style:parent-style-name="Heading">
      <style:text-properties officeooo:paragraph-rsid="00235178"/>
    </style:style>
    <style:style style:name="P25" style:family="paragraph" style:parent-style-name="Heading_20_1">
      <style:text-properties officeooo:rsid="0004618f" officeooo:paragraph-rsid="0004618f"/>
    </style:style>
    <style:style style:name="P26" style:family="paragraph" style:parent-style-name="Heading_20_1">
      <style:text-properties officeooo:rsid="004239c3" officeooo:paragraph-rsid="004239c3"/>
    </style:style>
    <style:style style:name="P27" style:family="paragraph" style:parent-style-name="Heading_20_2">
      <style:text-properties officeooo:paragraph-rsid="00086db0"/>
    </style:style>
    <style:style style:name="P28" style:family="paragraph" style:parent-style-name="Heading_20_2">
      <style:text-properties officeooo:paragraph-rsid="000fcb83"/>
    </style:style>
    <style:style style:name="P29" style:family="paragraph" style:parent-style-name="Heading_20_2">
      <style:text-properties officeooo:rsid="002bc391" officeooo:paragraph-rsid="002bc391"/>
    </style:style>
    <style:style style:name="P30" style:family="paragraph" style:parent-style-name="Heading_20_2">
      <style:text-properties officeooo:rsid="002e52e2" officeooo:paragraph-rsid="002e52e2"/>
    </style:style>
    <style:style style:name="P31" style:family="paragraph" style:parent-style-name="Heading_20_2">
      <style:text-properties officeooo:rsid="0045ee74" officeooo:paragraph-rsid="0045ee74"/>
    </style:style>
    <style:style style:name="P32" style:family="paragraph" style:parent-style-name="Heading_20_3">
      <style:text-properties officeooo:rsid="00130c01" officeooo:paragraph-rsid="00130c01"/>
    </style:style>
    <style:style style:name="P33" style:family="paragraph" style:parent-style-name="Heading_20_3">
      <style:text-properties officeooo:rsid="0015d2cc" officeooo:paragraph-rsid="0015d2cc"/>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weight="bold" officeooo:paragraph-rsid="00202dc6" style:font-weight-asian="bold" style:font-weight-complex="bold"/>
    </style:style>
    <style:style style:name="P36" style:family="paragraph" style:parent-style-name="Standard">
      <style:text-properties officeooo:paragraph-rsid="0015d2cc"/>
    </style:style>
    <style:style style:name="P37" style:family="paragraph" style:parent-style-name="Standard">
      <style:text-properties officeooo:paragraph-rsid="00212a69"/>
    </style:style>
    <style:style style:name="P38" style:family="paragraph" style:parent-style-name="Standard">
      <style:text-properties officeooo:rsid="00215dbf" officeooo:paragraph-rsid="00215dbf"/>
    </style:style>
    <style:style style:name="P39" style:family="paragraph" style:parent-style-name="Standard">
      <style:text-properties officeooo:paragraph-rsid="00215dbf"/>
    </style:style>
    <style:style style:name="P40" style:family="paragraph" style:parent-style-name="Standard">
      <style:text-properties officeooo:rsid="0024e85b" officeooo:paragraph-rsid="0024e85b"/>
    </style:style>
    <style:style style:name="P41" style:family="paragraph" style:parent-style-name="Standard">
      <style:text-properties officeooo:rsid="00265809" officeooo:paragraph-rsid="00265809"/>
    </style:style>
    <style:style style:name="P42" style:family="paragraph" style:parent-style-name="Standard">
      <style:text-properties officeooo:rsid="0031f552" officeooo:paragraph-rsid="0031f552"/>
    </style:style>
    <style:style style:name="P43" style:family="paragraph" style:parent-style-name="Standard">
      <style:text-properties officeooo:paragraph-rsid="0031f552"/>
    </style:style>
    <style:style style:name="P44" style:family="paragraph" style:parent-style-name="Standard">
      <style:text-properties fo:font-style="italic" officeooo:rsid="0033ed50" officeooo:paragraph-rsid="0033ed50" style:font-style-asian="italic" style:font-style-complex="italic"/>
    </style:style>
    <style:style style:name="P45" style:family="paragraph" style:parent-style-name="Standard">
      <style:text-properties officeooo:rsid="0039f160" officeooo:paragraph-rsid="0039f160"/>
    </style:style>
    <style:style style:name="P46" style:family="paragraph" style:parent-style-name="Table_20_Contents">
      <style:text-properties officeooo:rsid="00130c01" officeooo:paragraph-rsid="00130c01"/>
    </style:style>
    <style:style style:name="P47" style:family="paragraph" style:parent-style-name="Table_20_Contents">
      <style:paragraph-properties fo:text-align="center" style:justify-single-word="false"/>
      <style:text-properties officeooo:rsid="00130c01" officeooo:paragraph-rsid="00130c01"/>
    </style:style>
    <style:style style:name="P48" style:family="paragraph" style:parent-style-name="Table_20_Contents">
      <style:paragraph-properties fo:text-align="center" style:justify-single-word="false"/>
      <style:text-properties officeooo:rsid="00130c01" officeooo:paragraph-rsid="0015d2cc"/>
    </style:style>
    <style:style style:name="P49" style:family="paragraph" style:parent-style-name="Table_20_Contents">
      <style:text-properties officeooo:rsid="00130c01" officeooo:paragraph-rsid="0015d2cc"/>
    </style:style>
    <style:style style:name="P50" style:family="paragraph" style:parent-style-name="Table_20_Contents">
      <style:text-properties officeooo:rsid="00130c01" officeooo:paragraph-rsid="0043a4c4"/>
    </style:style>
    <style:style style:name="P51"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52"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53"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4" style:family="paragraph" style:parent-style-name="Table_20_Contents">
      <style:paragraph-properties fo:text-align="center" style:justify-single-word="false"/>
      <style:text-properties fo:font-weight="bold" officeooo:rsid="001d2ebc" officeooo:paragraph-rsid="0049fb04" style:font-weight-asian="bold" style:font-weight-complex="bold"/>
    </style:style>
    <style:style style:name="P55"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56"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57" style:family="paragraph" style:parent-style-name="Table_20_Contents">
      <style:text-properties officeooo:paragraph-rsid="0015eb2b"/>
    </style:style>
    <style:style style:name="P58" style:family="paragraph" style:parent-style-name="Table_20_Contents">
      <style:text-properties officeooo:rsid="001d2ebc" officeooo:paragraph-rsid="001d2ebc"/>
    </style:style>
    <style:style style:name="P59" style:family="paragraph" style:parent-style-name="Table_20_Contents">
      <style:paragraph-properties fo:text-align="center" style:justify-single-word="false"/>
      <style:text-properties officeooo:rsid="001d2ebc" officeooo:paragraph-rsid="001d2ebc"/>
    </style:style>
    <style:style style:name="P60" style:family="paragraph" style:parent-style-name="Table_20_Contents">
      <style:paragraph-properties fo:text-align="center" style:justify-single-word="false"/>
      <style:text-properties officeooo:rsid="001d2ebc" officeooo:paragraph-rsid="0049fb04"/>
    </style:style>
    <style:style style:name="P61" style:family="paragraph" style:parent-style-name="Table_20_Contents">
      <style:text-properties officeooo:rsid="001d2ebc" officeooo:paragraph-rsid="0049fb04"/>
    </style:style>
    <style:style style:name="P62" style:family="paragraph" style:parent-style-name="Table_20_Contents">
      <style:text-properties officeooo:rsid="004239c3" officeooo:paragraph-rsid="004239c3"/>
    </style:style>
    <style:style style:name="P63" style:family="paragraph" style:parent-style-name="Table_20_Contents">
      <style:paragraph-properties fo:text-align="center" style:justify-single-word="false"/>
      <style:text-properties officeooo:rsid="004239c3" officeooo:paragraph-rsid="004239c3"/>
    </style:style>
    <style:style style:name="P64" style:family="paragraph" style:parent-style-name="Table_20_Contents">
      <style:text-properties officeooo:rsid="004239c3" officeooo:paragraph-rsid="0043a4c4"/>
    </style:style>
    <style:style style:name="P65" style:family="paragraph" style:parent-style-name="Table_20_Contents">
      <style:paragraph-properties fo:text-align="center" style:justify-single-word="false"/>
      <style:text-properties officeooo:rsid="00434470" officeooo:paragraph-rsid="00434470"/>
    </style:style>
    <style:style style:name="P66" style:family="paragraph" style:parent-style-name="Table_20_Contents">
      <style:text-properties officeooo:rsid="0043a4c4" officeooo:paragraph-rsid="0043a4c4"/>
    </style:style>
    <style:style style:name="P67" style:family="paragraph" style:parent-style-name="Table_20_Contents">
      <style:paragraph-properties fo:text-align="center" style:justify-single-word="false"/>
      <style:text-properties officeooo:rsid="0047e3bb" officeooo:paragraph-rsid="0047e3bb"/>
    </style:style>
    <style:style style:name="P68" style:family="paragraph" style:parent-style-name="Table_20_Contents">
      <style:paragraph-properties fo:text-align="center" style:justify-single-word="false"/>
      <style:text-properties officeooo:rsid="0049fb04" officeooo:paragraph-rsid="0049fb04"/>
    </style:style>
    <style:style style:name="P69" style:family="paragraph" style:parent-style-name="Table_20_Contents">
      <style:text-properties officeooo:rsid="0049fb04" officeooo:paragraph-rsid="0049fb04"/>
    </style:style>
    <style:style style:name="P70" style:family="paragraph" style:parent-style-name="Text_20_body">
      <style:text-properties officeooo:rsid="0004618f" officeooo:paragraph-rsid="0004618f"/>
    </style:style>
    <style:style style:name="P71" style:family="paragraph" style:parent-style-name="Text_20_body">
      <style:text-properties officeooo:paragraph-rsid="0004618f"/>
    </style:style>
    <style:style style:name="P72" style:family="paragraph" style:parent-style-name="Text_20_body">
      <style:text-properties officeooo:rsid="0011ebd3" officeooo:paragraph-rsid="0011ebd3"/>
    </style:style>
    <style:style style:name="P73"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74"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5"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6"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7"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8"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9" style:family="paragraph" style:parent-style-name="Text_20_body">
      <style:text-properties officeooo:paragraph-rsid="0011ebd3"/>
    </style:style>
    <style:style style:name="P80" style:family="paragraph" style:parent-style-name="Text_20_body">
      <style:text-properties officeooo:paragraph-rsid="00130c01"/>
    </style:style>
    <style:style style:name="P81" style:family="paragraph" style:parent-style-name="Text_20_body">
      <style:text-properties officeooo:rsid="00131564" officeooo:paragraph-rsid="00131564"/>
    </style:style>
    <style:style style:name="P82" style:family="paragraph" style:parent-style-name="Text_20_body">
      <style:text-properties officeooo:rsid="00174847" officeooo:paragraph-rsid="00174847"/>
    </style:style>
    <style:style style:name="P83" style:family="paragraph" style:parent-style-name="Text_20_body">
      <style:text-properties officeooo:rsid="001a338c" officeooo:paragraph-rsid="001a338c"/>
    </style:style>
    <style:style style:name="P84" style:family="paragraph" style:parent-style-name="Text_20_body">
      <style:text-properties officeooo:paragraph-rsid="001a338c"/>
    </style:style>
    <style:style style:name="P85" style:family="paragraph" style:parent-style-name="Text_20_body">
      <style:text-properties officeooo:paragraph-rsid="001bdbdf"/>
    </style:style>
    <style:style style:name="P86" style:family="paragraph" style:parent-style-name="Text_20_body">
      <style:text-properties officeooo:paragraph-rsid="001d2ebc"/>
    </style:style>
    <style:style style:name="P87" style:family="paragraph" style:parent-style-name="Text_20_body">
      <style:text-properties officeooo:rsid="001d2ebc" officeooo:paragraph-rsid="001d2ebc"/>
    </style:style>
    <style:style style:name="P88" style:family="paragraph" style:parent-style-name="Text_20_body">
      <style:text-properties officeooo:paragraph-rsid="0005de64"/>
    </style:style>
    <style:style style:name="P89" style:family="paragraph" style:parent-style-name="Text_20_body">
      <style:text-properties style:font-name="Liberation Mono" fo:font-size="10pt" officeooo:paragraph-rsid="00223745" style:font-size-asian="10pt" style:font-size-complex="10pt"/>
    </style:style>
    <style:style style:name="P90" style:family="paragraph" style:parent-style-name="Text_20_body">
      <style:text-properties officeooo:rsid="00212a69" officeooo:paragraph-rsid="00212a69"/>
    </style:style>
    <style:style style:name="P91" style:family="paragraph" style:parent-style-name="Text_20_body">
      <style:text-properties officeooo:rsid="00218d07" officeooo:paragraph-rsid="00218d07"/>
    </style:style>
    <style:style style:name="P92" style:family="paragraph" style:parent-style-name="Text_20_body">
      <style:text-properties officeooo:paragraph-rsid="00223745"/>
    </style:style>
    <style:style style:name="P93" style:family="paragraph" style:parent-style-name="Text_20_body">
      <style:text-properties officeooo:rsid="00223745" officeooo:paragraph-rsid="00223745"/>
    </style:style>
    <style:style style:name="P94" style:family="paragraph" style:parent-style-name="Text_20_body">
      <style:text-properties officeooo:rsid="00235178" officeooo:paragraph-rsid="00235178"/>
    </style:style>
    <style:style style:name="P95" style:family="paragraph" style:parent-style-name="Text_20_body">
      <style:text-properties officeooo:rsid="0024e85b" officeooo:paragraph-rsid="0024e85b"/>
    </style:style>
    <style:style style:name="P96" style:family="paragraph" style:parent-style-name="Text_20_body">
      <style:text-properties officeooo:paragraph-rsid="0024e85b"/>
    </style:style>
    <style:style style:name="P97" style:family="paragraph" style:parent-style-name="Text_20_body">
      <style:text-properties officeooo:rsid="00265809" officeooo:paragraph-rsid="00265809"/>
    </style:style>
    <style:style style:name="P98" style:family="paragraph" style:parent-style-name="Text_20_body">
      <style:text-properties officeooo:rsid="0028d740" officeooo:paragraph-rsid="0028d740"/>
    </style:style>
    <style:style style:name="P99" style:family="paragraph" style:parent-style-name="Text_20_body">
      <style:text-properties officeooo:rsid="0028d740" officeooo:paragraph-rsid="0029ee52"/>
    </style:style>
    <style:style style:name="P100" style:family="paragraph" style:parent-style-name="Text_20_body">
      <style:text-properties officeooo:paragraph-rsid="0028d740"/>
    </style:style>
    <style:style style:name="P101" style:family="paragraph" style:parent-style-name="Text_20_body">
      <style:text-properties officeooo:paragraph-rsid="0029ee52"/>
    </style:style>
    <style:style style:name="P102" style:family="paragraph" style:parent-style-name="Text_20_body">
      <style:text-properties officeooo:rsid="0029ee52" officeooo:paragraph-rsid="0029ee52"/>
    </style:style>
    <style:style style:name="P103" style:family="paragraph" style:parent-style-name="Text_20_body">
      <style:text-properties officeooo:paragraph-rsid="002a7f00"/>
    </style:style>
    <style:style style:name="P104" style:family="paragraph" style:parent-style-name="Text_20_body">
      <style:text-properties officeooo:rsid="002e52e2" officeooo:paragraph-rsid="002e52e2"/>
    </style:style>
    <style:style style:name="P105" style:family="paragraph" style:parent-style-name="Text_20_body">
      <style:text-properties officeooo:rsid="002e52e2" officeooo:paragraph-rsid="002f27d9"/>
    </style:style>
    <style:style style:name="P106" style:family="paragraph" style:parent-style-name="Text_20_body">
      <style:text-properties officeooo:paragraph-rsid="002e52e2"/>
    </style:style>
    <style:style style:name="P107" style:family="paragraph" style:parent-style-name="Text_20_body">
      <style:text-properties officeooo:paragraph-rsid="002f9177"/>
    </style:style>
    <style:style style:name="P108" style:family="paragraph" style:parent-style-name="Text_20_body">
      <style:text-properties officeooo:rsid="002f9177" officeooo:paragraph-rsid="0030a8f4"/>
    </style:style>
    <style:style style:name="P109" style:family="paragraph" style:parent-style-name="Text_20_body">
      <style:text-properties officeooo:rsid="0031f552" officeooo:paragraph-rsid="0031f552"/>
    </style:style>
    <style:style style:name="P110" style:family="paragraph" style:parent-style-name="Text_20_body">
      <style:text-properties officeooo:rsid="00321198" officeooo:paragraph-rsid="00321198"/>
    </style:style>
    <style:style style:name="P111" style:family="paragraph" style:parent-style-name="Text_20_body">
      <style:text-properties officeooo:rsid="00358e48" officeooo:paragraph-rsid="00358e48"/>
    </style:style>
    <style:style style:name="P112" style:family="paragraph" style:parent-style-name="Text_20_body">
      <style:text-properties officeooo:paragraph-rsid="00358e48"/>
    </style:style>
    <style:style style:name="P113" style:family="paragraph" style:parent-style-name="Text_20_body">
      <style:text-properties officeooo:paragraph-rsid="0036d4fc"/>
    </style:style>
    <style:style style:name="P114" style:family="paragraph" style:parent-style-name="Text_20_body">
      <style:text-properties officeooo:rsid="003741dc" officeooo:paragraph-rsid="003741dc"/>
    </style:style>
    <style:style style:name="P115" style:family="paragraph" style:parent-style-name="Text_20_body">
      <style:text-properties officeooo:rsid="0038ec43" officeooo:paragraph-rsid="0038ec43"/>
    </style:style>
    <style:style style:name="P116" style:family="paragraph" style:parent-style-name="Text_20_body">
      <style:text-properties officeooo:rsid="0039f160" officeooo:paragraph-rsid="0039f160"/>
    </style:style>
    <style:style style:name="P117" style:family="paragraph" style:parent-style-name="Text_20_body">
      <style:text-properties officeooo:rsid="004239c3" officeooo:paragraph-rsid="004239c3"/>
    </style:style>
    <style:style style:name="P118" style:family="paragraph" style:parent-style-name="Text_20_body">
      <style:text-properties officeooo:paragraph-rsid="0047e3bb"/>
    </style:style>
    <style:style style:name="P119" style:family="paragraph" style:parent-style-name="Text_20_body">
      <style:text-properties officeooo:rsid="00482a95" officeooo:paragraph-rsid="00482a95"/>
    </style:style>
    <style:style style:name="P120" style:family="paragraph" style:parent-style-name="Text_20_body">
      <style:text-properties fo:font-style="italic" fo:font-weight="bold" officeooo:rsid="0049fb04" officeooo:paragraph-rsid="0049fb04" style:font-style-asian="italic" style:font-weight-asian="bold" style:font-style-complex="italic" style:font-weight-complex="bold"/>
    </style:style>
    <style:style style:name="P121" style:family="paragraph" style:parent-style-name="Text_20_body">
      <style:text-properties officeooo:paragraph-rsid="0049fb04"/>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fo:font-weight="bold" officeooo:rsid="003eaf8c" style:font-size-asian="10pt" style:font-weight-asian="bold" style:font-size-complex="10pt" style:font-weight-complex="bold"/>
    </style:style>
    <style:style style:name="T27" style:family="text">
      <style:text-properties style:font-name="Liberation Mono" fo:font-size="10pt" fo:font-weight="bold" officeooo:rsid="0047e3bb" style:font-size-asian="10pt" style:font-weight-asian="bold" style:font-size-complex="10pt" style:font-weight-complex="bold"/>
    </style:style>
    <style:style style:name="T28" style:family="text">
      <style:text-properties style:font-name="Liberation Mono" fo:font-size="10pt" fo:font-weight="bold" officeooo:rsid="004a743b" style:font-size-asian="10pt" style:font-weight-asian="bold" style:font-size-complex="10pt" style:font-weight-complex="bold"/>
    </style:style>
    <style:style style:name="T29" style:family="text">
      <style:text-properties style:font-name="Liberation Mono" fo:font-size="10pt" officeooo:rsid="00202dc6" style:font-size-asian="10pt" style:font-size-complex="10pt"/>
    </style:style>
    <style:style style:name="T30" style:family="text">
      <style:text-properties style:font-name="Liberation Mono" fo:font-size="10pt" officeooo:rsid="0028d740" style:font-size-asian="10pt" style:font-size-complex="10pt"/>
    </style:style>
    <style:style style:name="T31" style:family="text">
      <style:text-properties officeooo:rsid="00130c01"/>
    </style:style>
    <style:style style:name="T32" style:family="text">
      <style:text-properties officeooo:rsid="00131564"/>
    </style:style>
    <style:style style:name="T33" style:family="text">
      <style:text-properties officeooo:rsid="0013dfb9"/>
    </style:style>
    <style:style style:name="T34" style:family="text">
      <style:text-properties officeooo:rsid="0015d2cc"/>
    </style:style>
    <style:style style:name="T35" style:family="text">
      <style:text-properties officeooo:rsid="0015eb2b"/>
    </style:style>
    <style:style style:name="T36" style:family="text">
      <style:text-properties fo:color="#067d17" loext:opacity="100%" style:font-name="JetBrains Mono" fo:font-size="11.5pt" fo:font-style="normal" fo:font-weight="normal" style:font-size-asian="11.5pt" style:font-style-asian="normal" style:font-weight-asian="normal"/>
    </style:style>
    <style:style style:name="T37" style:family="text">
      <style:text-properties officeooo:rsid="00174847"/>
    </style:style>
    <style:style style:name="T38" style:family="text">
      <style:text-properties officeooo:rsid="001a338c"/>
    </style:style>
    <style:style style:name="T39" style:family="text">
      <style:text-properties officeooo:rsid="001bdbdf"/>
    </style:style>
    <style:style style:name="T40" style:family="text">
      <style:text-properties fo:font-weight="bold" officeooo:rsid="001bdbdf"/>
    </style:style>
    <style:style style:name="T41" style:family="text">
      <style:text-properties fo:font-weight="bold" style:font-weight-asian="bold" style:font-weight-complex="bold"/>
    </style:style>
    <style:style style:name="T42" style:family="text">
      <style:text-properties fo:font-weight="bold" officeooo:rsid="00086db0" style:font-weight-asian="bold" style:font-weight-complex="bold"/>
    </style:style>
    <style:style style:name="T43" style:family="text">
      <style:text-properties fo:font-weight="bold" officeooo:rsid="001bdbdf" style:font-weight-asian="bold" style:font-weight-complex="bold"/>
    </style:style>
    <style:style style:name="T44" style:family="text">
      <style:text-properties fo:font-weight="bold" officeooo:rsid="0013dfb9" style:font-weight-asian="bold" style:font-weight-complex="bold"/>
    </style:style>
    <style:style style:name="T45" style:family="text">
      <style:text-properties fo:font-weight="bold" officeooo:rsid="00202dc6" style:font-weight-asian="bold" style:font-weight-complex="bold"/>
    </style:style>
    <style:style style:name="T46" style:family="text">
      <style:text-properties fo:font-weight="bold" officeooo:rsid="00212a69" style:font-weight-asian="bold" style:font-weight-complex="bold"/>
    </style:style>
    <style:style style:name="T47" style:family="text">
      <style:text-properties fo:font-weight="bold" officeooo:rsid="001d2ebc" style:font-weight-asian="bold" style:font-weight-complex="bold"/>
    </style:style>
    <style:style style:name="T48" style:family="text">
      <style:text-properties fo:font-weight="bold" officeooo:rsid="0004618f" style:font-weight-asian="bold" style:font-weight-complex="bold"/>
    </style:style>
    <style:style style:name="T49" style:family="text">
      <style:text-properties fo:font-weight="bold" officeooo:rsid="004a743b" style:font-weight-asian="bold" style:font-weight-complex="bold"/>
    </style:style>
    <style:style style:name="T50" style:family="text">
      <style:text-properties officeooo:rsid="001c7cf1"/>
    </style:style>
    <style:style style:name="T51" style:family="text">
      <style:text-properties fo:font-size="10pt" fo:font-weight="bold" officeooo:rsid="004a743b" style:font-size-asian="10pt" style:font-weight-asian="bold" style:font-size-complex="10pt" style:font-weight-complex="bold"/>
    </style:style>
    <style:style style:name="T52" style:family="text">
      <style:text-properties officeooo:rsid="001d2ebc"/>
    </style:style>
    <style:style style:name="T53" style:family="text">
      <style:text-properties officeooo:rsid="00202dc6"/>
    </style:style>
    <style:style style:name="T54" style:family="text">
      <style:text-properties style:font-name="Liberation Mono" fo:font-size="10pt" fo:font-weight="bold" style:font-size-asian="10pt" style:font-weight-asian="bold" style:font-size-complex="10pt" style:font-weight-complex="bold"/>
    </style:style>
    <style:style style:name="T55"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6" style:family="text">
      <style:text-properties officeooo:rsid="00212a69"/>
    </style:style>
    <style:style style:name="T57" style:family="text">
      <style:text-properties fo:color="#000000" loext:opacity="100%" style:font-name="Courier" fo:font-size="9.5pt" fo:font-weight="bold" style:font-size-asian="9.5pt" style:font-weight-asian="bold"/>
    </style:style>
    <style:style style:name="T58" style:family="text">
      <style:text-properties fo:color="#000000" loext:opacity="100%" style:font-name="Courier" fo:font-size="9.5pt" fo:font-weight="bold" officeooo:rsid="00212a69" style:font-size-asian="9.5pt" style:font-weight-asian="bold"/>
    </style:style>
    <style:style style:name="T59" style:family="text">
      <style:text-properties fo:color="#000000" loext:opacity="100%" style:font-name="Courier" fo:font-size="9.5pt" fo:font-weight="bold" officeooo:rsid="0024e85b" style:font-size-asian="9.5pt" style:font-weight-asian="bold"/>
    </style:style>
    <style:style style:name="T60" style:family="text">
      <style:text-properties fo:color="#ff0000" loext:opacity="100%" style:font-name="Courier" fo:font-size="9.5pt" fo:font-weight="bold" style:font-size-asian="9.5pt" style:font-weight-asian="bold"/>
    </style:style>
    <style:style style:name="T61" style:family="text">
      <style:text-properties fo:color="#949400" loext:opacity="100%" style:font-name="Courier" fo:font-size="9.5pt" fo:font-weight="bold" style:font-size-asian="9.5pt" style:font-weight-asian="bold"/>
    </style:style>
    <style:style style:name="T62" style:family="text">
      <style:text-properties officeooo:rsid="00215dbf"/>
    </style:style>
    <style:style style:name="T63" style:family="text">
      <style:text-properties officeooo:rsid="00218d07"/>
    </style:style>
    <style:style style:name="T64" style:family="text">
      <style:text-properties officeooo:rsid="00223745"/>
    </style:style>
    <style:style style:name="T65" style:family="text">
      <style:text-properties officeooo:rsid="00235178"/>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024e85b"/>
    </style:style>
    <style:style style:name="T71" style:family="text">
      <style:text-properties style:font-name="0" fo:font-size="10pt" officeooo:rsid="0024e85b" style:font-size-asian="10pt"/>
    </style:style>
    <style:style style:name="T72" style:family="text">
      <style:text-properties officeooo:rsid="0028d740"/>
    </style:style>
    <style:style style:name="T73" style:family="text">
      <style:text-properties officeooo:rsid="0029ee52"/>
    </style:style>
    <style:style style:name="T74" style:family="text">
      <style:text-properties officeooo:rsid="002a7f00"/>
    </style:style>
    <style:style style:name="T75" style:family="text">
      <style:text-properties officeooo:rsid="002cc7c4"/>
    </style:style>
    <style:style style:name="T76" style:family="text">
      <style:text-properties officeooo:rsid="002e52e2"/>
    </style:style>
    <style:style style:name="T77" style:family="text">
      <style:text-properties officeooo:rsid="002f27d9"/>
    </style:style>
    <style:style style:name="T78" style:family="text">
      <style:text-properties officeooo:rsid="002f9177"/>
    </style:style>
    <style:style style:name="T79" style:family="text">
      <style:text-properties officeooo:rsid="0030a8f4"/>
    </style:style>
    <style:style style:name="T80" style:family="text">
      <style:text-properties officeooo:rsid="0031f552"/>
    </style:style>
    <style:style style:name="T81" style:family="text">
      <style:text-properties fo:font-size="9pt" style:font-size-asian="9pt" style:font-size-complex="9pt"/>
    </style:style>
    <style:style style:name="T82" style:family="text">
      <style:text-properties officeooo:rsid="0033ed50"/>
    </style:style>
    <style:style style:name="T83" style:family="text">
      <style:text-properties officeooo:rsid="00358e48"/>
    </style:style>
    <style:style style:name="T84" style:family="text">
      <style:text-properties officeooo:rsid="0036d4fc"/>
    </style:style>
    <style:style style:name="T85" style:family="text">
      <style:text-properties officeooo:rsid="003741dc"/>
    </style:style>
    <style:style style:name="T86" style:family="text">
      <style:text-properties officeooo:rsid="0038ec43"/>
    </style:style>
    <style:style style:name="T87" style:family="text">
      <style:text-properties officeooo:rsid="0039f160"/>
    </style:style>
    <style:style style:name="T88" style:family="text">
      <style:text-properties officeooo:rsid="003eaf8c"/>
    </style:style>
    <style:style style:name="T89" style:family="text">
      <style:text-properties officeooo:rsid="00402de2"/>
    </style:style>
    <style:style style:name="T90" style:family="text">
      <style:text-properties officeooo:rsid="004239c3"/>
    </style:style>
    <style:style style:name="T91" style:family="text">
      <style:text-properties fo:color="#080808" loext:opacity="100%" style:font-name="JetBrains Mono" fo:font-size="11.5pt" fo:font-style="normal" fo:font-weight="normal" style:font-size-asian="11.5pt" style:font-style-asian="normal" style:font-weight-asian="normal"/>
    </style:style>
    <style:style style:name="T92" style:family="text">
      <style:text-properties officeooo:rsid="0043a4c4"/>
    </style:style>
    <style:style style:name="T93" style:family="text">
      <style:text-properties officeooo:rsid="0045ee74"/>
    </style:style>
    <style:style style:name="T94" style:family="text">
      <style:text-properties officeooo:rsid="0047e3bb"/>
    </style:style>
    <style:style style:name="T95" style:family="text">
      <style:text-properties officeooo:rsid="00482a95"/>
    </style:style>
    <style:style style:name="T96" style:family="text">
      <style:text-properties officeooo:rsid="004a74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85"><text:span text:style-name="T1">This is QDL’s module for </text:span><text:span text:style-name="T33">a bit of basic </text:span><text:span text:style-name="T1">cryptography. <text:s/></text:span><text:span text:style-name="T33">This is not intended to be a full su</text:span><text:span text:style-name="T39">i</text:span><text:span text:style-name="T33">te of cryptographic tools, but tried to capture a Pareto’s Law selection (20% of the calls that do 80% of the work). </text:span><text:span text:style-name="T1">It lets you create </text:span><text:span text:style-name="T42">RSA</text:span><text:span text:style-name="T3"> </text:span><text:span text:style-name="T39">(</text:span>Rivest–Shamir–Adleman)<text:span text:style-name="T3">, </text:span><text:span text:style-name="T43">EC</text:span><text:span text:style-name="T39"> (</text:span><text:span text:style-name="T33">Elliptic</text:span><text:span text:style-name="T3"> </text:span><text:span text:style-name="T39">Curve) </text:span><text:span text:style-name="T3">and </text:span><text:span text:style-name="T43">AES</text:span><text:span text:style-name="T39"> (</text:span>Advanced Encryption Standard, <text:span text:style-name="T39">used for</text:span> <text:span text:style-name="T3">sym</text:span><text:span text:style-name="T5">m</text:span><text:span text:style-name="T3">etric</text:span><text:span text:style-name="T39">)</text:span><text:span text:style-name="T3"> <text:s/></text:span><text:span text:style-name="T1">keys and </text:span><text:span text:style-name="T3">encrypt or decrypt them. </text:span><text:span text:style-name="T39">The basic structure is that of a JSON webkey as a stem. </text:span><text:span text:style-name="T3">It also allows for importing and exporting JSON webkeys </text:span><text:span text:style-name="T39">to files</text:span><text:span text:style-name="T3">, </text:span><text:span text:style-name="T39">as well as</text:span><text:span text:style-name="T3"> </text:span><text:span text:style-name="T33">certain </text:span><text:span text:style-name="T44">PKCS</text:span><text:span text:style-name="T33"> </text:span><text:span text:style-name="T39">(</text:span>Public Key Cryptography Standards <text:span text:style-name="T39">group</text:span>)<text:span text:style-name="T40"> </text:span><text:span text:style-name="T33">formats. It can do basic reading of</text:span><text:span text:style-name="T44"> </text:span><text:span text:style-name="T43">X 509</text:span><text:span text:style-name="T33"> certificates.</text:span><text:span text:style-name="T3"> </text:span></text:p>
      <text:h text:style-name="P26" text:outline-level="1">Variable reference</text:h>
      <text:h text:style-name="P31" text:outline-level="2">$$KEY_TYPE</text:h>
      <text:p text:style-name="P117">There is a single variable that is global, <text:span text:style-name="T9">$$KEY_TYPE</text:span> and this contains the following key types which are used in the import/export <text:span text:style-name="T93">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5">Key</text:p>
          </table:table-cell>
          <table:table-cell table:style-name="Table5.A1" office:value-type="string">
            <text:p text:style-name="P55">Value</text:p>
          </table:table-cell>
          <table:table-cell table:style-name="Table5.A1" office:value-type="string">
            <text:p text:style-name="P56">Use</text:p>
          </table:table-cell>
          <table:table-cell table:style-name="Table5.D1" office:value-type="string">
            <text:p text:style-name="P55">Description</text:p>
          </table:table-cell>
        </table:table-row>
        <table:table-row>
          <table:table-cell table:style-name="Table5.A2" office:value-type="string">
            <text:p text:style-name="P63">jwks</text:p>
          </table:table-cell>
          <table:table-cell table:style-name="Table5.A2" office:value-type="string">
            <text:p text:style-name="P63">jwks</text:p>
          </table:table-cell>
          <table:table-cell table:style-name="Table5.A2" office:value-type="string">
            <text:p text:style-name="P67">I/E</text:p>
          </table:table-cell>
          <table:table-cell table:style-name="Table5.D2" office:value-type="string">
            <text:p text:style-name="P62">JSON webkey format</text:p>
          </table:table-cell>
        </table:table-row>
        <table:table-row>
          <table:table-cell table:style-name="Table5.A2" office:value-type="string">
            <text:p text:style-name="P63">pkcs1</text:p>
          </table:table-cell>
          <table:table-cell table:style-name="Table5.A2" office:value-type="string">
            <text:p text:style-name="P63">pkcs1</text:p>
          </table:table-cell>
          <table:table-cell table:style-name="Table5.A2" office:value-type="string">
            <text:p text:style-name="P67">I/E</text:p>
          </table:table-cell>
          <table:table-cell table:style-name="Table5.D2" office:value-type="string">
            <text:p text:style-name="P62">PKCS 1 private key format</text:p>
          </table:table-cell>
        </table:table-row>
        <table:table-row>
          <table:table-cell table:style-name="Table5.A2" office:value-type="string">
            <text:p text:style-name="P63">pkcs8</text:p>
          </table:table-cell>
          <table:table-cell table:style-name="Table5.A2" office:value-type="string">
            <text:p text:style-name="P63">pkcs8</text:p>
          </table:table-cell>
          <table:table-cell table:style-name="Table5.A2" office:value-type="string">
            <text:p text:style-name="P67">I/E</text:p>
          </table:table-cell>
          <table:table-cell table:style-name="Table5.D2" office:value-type="string">
            <text:p text:style-name="P64">PKCS 8 private key format</text:p>
          </table:table-cell>
        </table:table-row>
        <table:table-row>
          <table:table-cell table:style-name="Table5.A2" office:value-type="string">
            <text:p text:style-name="P63">public</text:p>
          </table:table-cell>
          <table:table-cell table:style-name="Table5.A2" office:value-type="string">
            <text:p text:style-name="P63">public</text:p>
          </table:table-cell>
          <table:table-cell table:style-name="Table5.A2" office:value-type="string">
            <text:p text:style-name="P67">I/E</text:p>
          </table:table-cell>
          <table:table-cell table:style-name="Table5.D2" office:value-type="string">
            <text:p text:style-name="P64">PKCS 8 public key format <text:span text:style-name="T92">(“ <text:s/>“ <text:s/>“)</text:span></text:p>
          </table:table-cell>
        </table:table-row>
        <table:table-row>
          <table:table-cell table:style-name="Table5.A2" office:value-type="string">
            <text:p text:style-name="P63">x509</text:p>
          </table:table-cell>
          <table:table-cell table:style-name="Table5.A2" office:value-type="string">
            <text:p text:style-name="P63">x509</text:p>
          </table:table-cell>
          <table:table-cell table:style-name="Table5.A2" office:value-type="string">
            <text:p text:style-name="P67">I/E</text:p>
          </table:table-cell>
          <table:table-cell table:style-name="Table5.D2" office:value-type="string">
            <text:p text:style-name="P64">Same as PKCS 8 public and used as the public key format in an X 509 certificate, so many just refer to it as “x 509 format”. </text:p>
          </table:table-cell>
        </table:table-row>
        <table:table-row>
          <table:table-cell table:style-name="Table5.A2" office:value-type="string">
            <text:p text:style-name="P63">rsa</text:p>
          </table:table-cell>
          <table:table-cell table:style-name="Table5.A2" office:value-type="string">
            <text:p text:style-name="P65">rsa</text:p>
          </table:table-cell>
          <table:table-cell table:style-name="Table5.A2" office:value-type="string">
            <text:p text:style-name="P67">create</text:p>
          </table:table-cell>
          <table:table-cell table:style-name="Table5.D2" office:value-type="string">
            <text:p text:style-name="P62">RSA key</text:p>
          </table:table-cell>
        </table:table-row>
        <table:table-row>
          <table:table-cell table:style-name="Table5.A2" office:value-type="string">
            <text:p text:style-name="P63">ec</text:p>
          </table:table-cell>
          <table:table-cell table:style-name="Table5.A2" office:value-type="string">
            <text:p text:style-name="P65">elliptic</text:p>
          </table:table-cell>
          <table:table-cell table:style-name="Table5.A2" office:value-type="string">
            <text:p text:style-name="P67">create</text:p>
          </table:table-cell>
          <table:table-cell table:style-name="Table5.D2" office:value-type="string">
            <text:p text:style-name="P64">Elliptic curve key</text:p>
          </table:table-cell>
        </table:table-row>
        <table:table-row>
          <table:table-cell table:style-name="Table5.A2" office:value-type="string">
            <text:p text:style-name="P63">aes</text:p>
          </table:table-cell>
          <table:table-cell table:style-name="Table5.A2" office:value-type="string">
            <text:p text:style-name="P65">aes</text:p>
          </table:table-cell>
          <table:table-cell table:style-name="Table5.A2" office:value-type="string">
            <text:p text:style-name="P67">create</text:p>
          </table:table-cell>
          <table:table-cell table:style-name="Table5.D2" office:value-type="string">
            <text:p text:style-name="P64">AES (symmetric) key</text:p>
          </table:table-cell>
        </table:table-row>
      </table:table>
      <text:p text:style-name="P117"/>
      <text:p text:style-name="P119">Key:</text:p>
      <text:p text:style-name="P118"><text:span text:style-name="T94">I/</text:span><text:span text:style-name="T95">E</text:span><text:span text:style-name="T94"> = </text:span><text:span text:style-name="T95">used for</text:span><text:span text:style-name="T94"> </text:span><text:span text:style-name="T27">import/export<text:line-break/></text:span><text:span text:style-name="T94">create = key creation with </text:span><text:span text:style-name="T27">create_key</text:span></text:p>
      <text:p text:style-name="Heading">Example</text:p>
      <text:p text:style-name="P21"><text:s text:c="3"/><text:span text:style-name="T90">crypto#import(file_path, $$KEY_TYPE.</text:span>'public'<text:span text:style-name="T90">)</text:span></text:p>
      <text:p text:style-name="Text_20_body"/>
      <text:p text:style-name="P117">would try to import a PKCS 8 public key from the given file_path. <text:s/></text:p>
      <text:h text:style-name="P25" text:outline-level="1"><text:soft-page-break/>Function reference</text:h>
      <text:h text:style-name="P28" text:outline-level="2"><text:span text:style-name="T6">create_key</text:span></text:h>
      <text:p text:style-name="Heading">Description</text:p>
      <text:p text:style-name="P72">Create an RSA, <text:span text:style-name="T50">EC </text:span><text:span text:style-name="T34">or AES</text:span> key subject to given parameters. <text:span text:style-name="T37">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4">an AES,</text:span><text:span text:style-name="T8"> </text:span><text:span text:style-name="T50">EC </text:span><text:span text:style-name="T8">or RSA key</text:span></text:p>
      <text:p text:style-name="Heading">Arguments</text:p>
      <text:p text:style-name="P79"><text:span text:style-name="T10">length</text:span><text:span text:style-name="T8"> – </text:span><text:span text:style-name="T53">(Only for and RSA key) the number of bits. Must be a multiple of 256</text:span><text:span text:style-name="T8">. </text:span><text:span text:style-name="T53">See below for more.</text:span></text:p>
      <text:p text:style-name="P72"><text:span text:style-name="T12">p</text:span><text:span text:style-name="T9">arameters.</text:span> – a stem. <text:span text:style-name="T31">There are </text:span><text:span text:style-name="T34">three </text:span><text:span text:style-name="T31">sets of parameters available for </text:span><text:span text:style-name="T34">AES</text:span><text:span text:style-name="T31"> RSA and Elliptic Curve (EC)</text:span> <text:span text:style-name="T31">keys.</text:span></text:p>
      <text:h text:style-name="P33"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52">Name</text:p>
          </table:table-cell>
          <table:table-cell table:style-name="Table3.A1" office:value-type="string">
            <text:p text:style-name="P52">Req?</text:p>
          </table:table-cell>
          <table:table-cell table:style-name="Table3.C1" office:value-type="string">
            <text:p text:style-name="P52">Value</text:p>
          </table:table-cell>
        </table:table-row>
        <table:table-row>
          <table:table-cell table:style-name="Table3.A2" office:value-type="string">
            <text:p text:style-name="P48">alg</text:p>
          </table:table-cell>
          <table:table-cell table:style-name="Table3.A2" office:value-type="string">
            <text:p text:style-name="P48">N</text:p>
          </table:table-cell>
          <table:table-cell table:style-name="Table3.C2" office:value-type="string">
            <text:p text:style-name="P57"><text:span text:style-name="T31">The algorithm. Supported algorithms are<text:line-break/></text:span><text:span text:style-name="T35">none (default)</text:span><text:span text:style-name="T31"><text:line-break/></text:span>A128GCM<text:span text:style-name="T31"><text:line-break/></text:span><text:span text:style-name="T35">A192GCM</text:span><text:span text:style-name="T31"><text:line-break/></text:span><text:span text:style-name="T35">A256GCM</text:span></text:p>
          </table:table-cell>
        </table:table-row>
        <table:table-row>
          <table:table-cell table:style-name="Table3.A2" office:value-type="string">
            <text:p text:style-name="P48">length</text:p>
          </table:table-cell>
          <table:table-cell table:style-name="Table3.A2" office:value-type="string">
            <text:p text:style-name="P48">N</text:p>
          </table:table-cell>
          <table:table-cell table:style-name="Table3.C2" office:value-type="string">
            <text:p text:style-name="P49">Number of bits in the key. <text:span text:style-name="T34">112 &lt;= length and length must be divisible by 8.</text:span> Default is <text:span text:style-name="T37">256.</text:span></text:p>
          </table:table-cell>
        </table:table-row>
        <table:table-row>
          <table:table-cell table:style-name="Table3.A2" office:value-type="string">
            <text:p text:style-name="P48">type</text:p>
          </table:table-cell>
          <table:table-cell table:style-name="Table3.A2" office:value-type="string">
            <text:p text:style-name="P48">Y</text:p>
          </table:table-cell>
          <table:table-cell table:style-name="Table3.C2" office:value-type="string">
            <text:p text:style-name="P50"><text:span text:style-name="T92">$$KEY_TYPE.</text:span><text:span text:style-name="T37">'</text:span><text:span text:style-name="T92">aes</text:span><text:span text:style-name="T37">'</text:span> </text:p>
          </table:table-cell>
        </table:table-row>
      </table:table>
      <text:p text:style-name="P36"/>
      <text:h text:style-name="P32"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51">Name</text:p>
          </table:table-cell>
          <table:table-cell table:style-name="Table1.A1" office:value-type="string">
            <text:p text:style-name="P51">Req?</text:p>
          </table:table-cell>
          <table:table-cell table:style-name="Table1.C1" office:value-type="string">
            <text:p text:style-name="P51">Value</text:p>
          </table:table-cell>
        </table:table-row>
        <table:table-row>
          <table:table-cell table:style-name="Table1.A2" office:value-type="string">
            <text:p text:style-name="P47">alg</text:p>
          </table:table-cell>
          <table:table-cell table:style-name="Table1.A2" office:value-type="string">
            <text:p text:style-name="P47">N</text:p>
          </table:table-cell>
          <table:table-cell table:style-name="Table1.C2" office:value-type="string">
            <text:p text:style-name="P46">The algorithm. Supported algorithms are<text:line-break/>RS256 (default)<text:line-break/>RS384<text:line-break/><text:soft-page-break/>RS512</text:p>
          </table:table-cell>
        </table:table-row>
        <table:table-row>
          <table:table-cell table:style-name="Table1.A2" office:value-type="string">
            <text:p text:style-name="P47">length</text:p>
          </table:table-cell>
          <table:table-cell table:style-name="Table1.A2" office:value-type="string">
            <text:p text:style-name="P47">N</text:p>
          </table:table-cell>
          <table:table-cell table:style-name="Table1.C2" office:value-type="string">
            <text:p text:style-name="P46">Number of bits in the key. Must be a multiple of 256. Defaults is 1024</text:p>
          </table:table-cell>
        </table:table-row>
        <table:table-row>
          <table:table-cell table:style-name="Table1.A2" office:value-type="string">
            <text:p text:style-name="P47">type</text:p>
          </table:table-cell>
          <table:table-cell table:style-name="Table1.A2" office:value-type="string">
            <text:p text:style-name="P47">Y</text:p>
          </table:table-cell>
          <table:table-cell table:style-name="Table1.C2" office:value-type="string">
            <text:p text:style-name="P50"><text:span text:style-name="T92">$$KEY_TYPE.</text:span><text:span text:style-name="T37">'</text:span><text:span text:style-name="T92">rsa</text:span><text:span text:style-name="T37">'</text:span></text:p>
          </table:table-cell>
        </table:table-row>
      </table:table>
      <text:p text:style-name="P80"/>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51">Name</text:p>
          </table:table-cell>
          <table:table-cell table:style-name="Table2.A1" office:value-type="string">
            <text:p text:style-name="P51">Req?</text:p>
          </table:table-cell>
          <table:table-cell table:style-name="Table2.C1" office:value-type="string">
            <text:p text:style-name="P47">Valie</text:p>
          </table:table-cell>
        </table:table-row>
        <table:table-row>
          <table:table-cell table:style-name="Table2.A2" office:value-type="string">
            <text:p text:style-name="P47">alg</text:p>
          </table:table-cell>
          <table:table-cell table:style-name="Table2.A2" office:value-type="string">
            <text:p text:style-name="P47">N</text:p>
          </table:table-cell>
          <table:table-cell table:style-name="Table2.C2" office:value-type="string">
            <text:p text:style-name="P46">Supported algorithms are<text:line-break/>ES256 (default)<text:line-break/>ES384<text:line-break/>ES512</text:p>
          </table:table-cell>
        </table:table-row>
        <table:table-row>
          <table:table-cell table:style-name="Table2.A2" office:value-type="string">
            <text:p text:style-name="P47">curve</text:p>
          </table:table-cell>
          <table:table-cell table:style-name="Table2.A2" office:value-type="string">
            <text:p text:style-name="P47">N</text:p>
          </table:table-cell>
          <table:table-cell table:style-name="Table2.C2" office:value-type="string">
            <text:p text:style-name="P46">The curve to use. <text:s/>Supported curves are<text:line-break/>Ed25519</text:p>
            <text:p text:style-name="P46">Ed448</text:p>
            <text:p text:style-name="P46">P-256 <text:span text:style-name="T32">(default)</text:span></text:p>
            <text:p text:style-name="P46">P-256K</text:p>
            <text:p text:style-name="P46">P-384</text:p>
            <text:p text:style-name="P46">P-521</text:p>
            <text:p text:style-name="P46">X25519</text:p>
            <text:p text:style-name="P46">X448</text:p>
            <text:p text:style-name="P46">secp256k1</text:p>
          </table:table-cell>
        </table:table-row>
        <table:table-row>
          <table:table-cell table:style-name="Table2.A2" office:value-type="string">
            <text:p text:style-name="P47">type</text:p>
          </table:table-cell>
          <table:table-cell table:style-name="Table2.A2" office:value-type="string">
            <text:p text:style-name="P47">Y</text:p>
          </table:table-cell>
          <table:table-cell table:style-name="Table2.C2" office:value-type="string">
            <text:p text:style-name="P66">$$KEY_TYPE.<text:span text:style-name="T37">'</text:span>elliptic<text:span text:style-name="T37">'</text:span></text:p>
          </table:table-cell>
        </table:table-row>
      </table:table>
      <text:p text:style-name="Text_20_body"/>
      <text:p text:style-name="Heading">Output</text:p>
      <text:p text:style-name="P81">A stem with the resulting key.</text:p>
      <text:p text:style-name="Heading">Examples</text:p>
      <text:p text:style-name="P82">An AES key at 256 bits.</text:p>
      <text:p text:style-name="P9">print(crypto#<text:span text:style-name="T37">create_key</text:span>(<text:span text:style-name="T37">{'type':'</text:span><text:span text:style-name="T92">aes</text:span><text:span text:style-name="T37">','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82">An RSA key. The default is 1024 bits. <text:span text:style-name="T63">Display width is set to 72</text:span>, since some are quite long</text:p>
      <text:p text:style-name="CLI"><text:s text:c="2"/>print(crypto#create_key(), <text:span text:style-name="T63">72</text:span>)</text:p>
      <text:p text:style-name="CLI">alg : RS256</text:p>
      <text:p text:style-name="CLI"><text:s text:c="2"/>d : hDzkT_3B3GKajhSDBPA_koRQOwO-KCux_VDEG58yH4wdFjEx1xLefM14xS_w9K2BbC</text:p>
      <text:p text:style-name="CLI"><text:soft-page-break/><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82"/>
      <text:p text:style-name="P82">An EC key with specified algorithm and curve. <text:s/></text:p>
      <text:p text:style-name="CLI"><text:s text:c="2"/>print(crypto#create_key({'type':'<text:span text:style-name="T92">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7">d</text:span>ecrypt</text:h>
      <text:p text:style-name="Heading">Description</text:p>
      <text:p text:style-name="P83">Decrypt (i.e., reverse the encryption) for string or stems/sets of them.</text:p>
      <text:p text:style-name="Heading">Usage</text:p>
      <text:p text:style-name="P73">decrypt(arg <text:span text:style-name="T88">| arg., key.</text:span>)</text:p>
      <text:p text:style-name="P74">ecrypt(arg <text:span text:style-name="T88">| arg.</text:span>, <text:span text:style-name="T88">key., </text:span><text:s/><text:span text:style-name="T56">use_private_key</text:span>)</text:p>
      <text:p text:style-name="Heading">Arguments</text:p>
      <text:p text:style-name="P84"><text:span text:style-name="T11">key.</text:span><text:span text:style-name="T38"> - a key to be used. Only RSA or AES keys are supported</text:span></text:p>
      <text:p text:style-name="P84"><text:span text:style-name="T11">arg</text:span><text:span text:style-name="T38"> – a simple string, <text:s/>or a set of strings. Any non-string entries are simply returned unchanged.</text:span></text:p>
      <text:p text:style-name="Text_20_body"><text:soft-page-break/><text:span text:style-name="T26">arg. –</text:span> <text:span text:style-name="T88">a stem of strings. Each entry will be decrypted</text:span></text:p>
      <text:p text:style-name="Text_20_body"><text:span text:style-name="T13">use_private_key –</text:span> <text:span text:style-name="T56"><text:s/>Use the RSA private key to decrypt (default is false). </text:span></text:p>
      <text:p text:style-name="Heading">Output</text:p>
      <text:p text:style-name="P83">If a simple string, the string is decrypted. If a stem or set, each element is decrypted. If the entry is not a string, it is not touched. </text:p>
      <text:p text:style-name="Heading">Example</text:p>
      <text:p text:style-name="P90">Create a symmetric key and encrypt a string, then decrypt it. Note there are no length restrictions on the string for AES keys.</text:p>
      <text:p text:style-name="CLI"><text:s text:c="3"/>aes. := crypto#create_key({'type':'<text:span text:style-name="T92">aes</text:span>', 'length' : <text:span text:style-name="T62">1024</text:span>})<text:line-break/> <text:s text:c="2"/>crypto#encrypt('The quick brown fox', <text:span text:style-name="T88">aes.</text:span>)<text:line-break/><text:bookmark-start text:name="__DdeLink__2185_196012037"/>NS5Uov65heE66PVYdg9fkM7vjw<text:bookmark-end text:name="__DdeLink__2185_196012037"/></text:p>
      <text:p text:style-name="CLI"><text:s text:c="3"/>crypto#decrypt('NS5Uov65heE66PVYdg9fkM7vjw', <text:span text:style-name="T88">aes.</text:span>)</text:p>
      <text:p text:style-name="P10">The quick brown fox</text:p>
      <text:p text:style-name="Text_20_body"><text:line-break/><text:span text:style-name="T56">Another example using an RSA key. This uses the default key length of 1024 bits.</text:span></text:p>
      <text:p text:style-name="CLI"><text:s text:c="3"/>rsa. := crypto#create_key()<text:line-break/> <text:s text:c="2"/>x := crypto#encrypt('The quick brown fox', <text:span text:style-name="T88">rsa.</text:span>)</text:p>
      <text:p text:style-name="CLI"><text:s text:c="3"/>x<text:line-break/>aQFQOZoCW6i8M4pmDdOCB9KgxPwvmUSZcbmwbOyWG6RwzP…</text:p>
      <text:p text:style-name="CLI"><text:s text:c="3"/>crypto#decrypt<text:span text:style-name="T88">(</text:span>x, <text:span text:style-name="T88">rsa.</text:span>)</text:p>
      <text:p text:style-name="CLI">The quick brown fox</text:p>
      <text:p text:style-name="P37" loext:marker-style-name="T60"><text:span text:style-name="T58"/></text:p>
      <text:p text:style-name="Standard"><text:span text:style-name="T57"/></text:p>
      <text:p text:style-name="Text_20_body"/>
      <text:h text:style-name="Heading_20_2" text:outline-level="2"><text:span text:style-name="T7">e</text:span>ncrypt</text:h>
      <text:p text:style-name="Heading">Description</text:p>
      <text:p text:style-name="P83">Encrypt a string or stem/set of them using a key. Only RSA or AES keys are used.</text:p>
      <text:p text:style-name="Heading">Usage</text:p>
      <text:p text:style-name="P73">encrypt(arg <text:span text:style-name="T88">| arg., key.</text:span>)</text:p>
      <text:p text:style-name="P75">encrypt(arg <text:span text:style-name="T88">| arg.</text:span>, <text:span text:style-name="T88">key., </text:span><text:s/><text:span text:style-name="T63">use_private_key</text:span>)</text:p>
      <text:p text:style-name="Heading">Arguments</text:p>
      <text:p text:style-name="Text_20_body"><text:span text:style-name="T11">key. </text:span><text:s/>- <text:span text:style-name="T63">the stem for the key</text:span></text:p>
      <text:p text:style-name="Text_20_body"><text:soft-page-break/><text:span text:style-name="T11">arg –</text:span> <text:span text:style-name="T63">the target of the encyption. May be a </text:span><text:span text:style-name="T88">string or set of them</text:span><text:span text:style-name="T63">. </text:span><text:span text:style-name="T64">Note that in complex arguments, non-strings are ignored.</text:span></text:p>
      <text:p text:style-name="Text_20_body"><text:span text:style-name="T26">a</text:span><text:span text:style-name="T11">rg. </text:span><text:s/>- <text:span text:style-name="T88">a stem of strings. Each will be separately encrypted.</text:span></text:p>
      <text:p text:style-name="Text_20_body"><text:span text:style-name="T14">use_private_key </text:span><text:s/>- <text:span text:style-name="T64">if true, encrypt with the RSA private key. Default is true. </text:span></text:p>
      <text:p text:style-name="Heading">Output</text:p>
      <text:p text:style-name="P83">The object with its entries encrypted. Note that and RSA key will use public/private key encryption (so the default is to encrypt using the private key.) RSA keys strict the size of the input to being less than the key size. An AES key is a symmetric binary key. <text:span text:style-name="T96">The encryption used here is quite basic</text:span> <text:s/><text:span text:style-name="T96">and its inverse function is </text:span><text:span text:style-name="T28">decrypt</text:span><text:span text:style-name="T96">.</text:span></text:p>
      <text:p text:style-name="Heading">Example<text:span text:style-name="T62">s</text:span></text:p>
      <text:p text:style-name="P39"><text:span text:style-name="T41">Nota </text:span><text:span text:style-name="T46">Bene:</text:span> <text:span text:style-name="T56">The standard requires that the string to be encrypted is shorter (in bits) than the key length. For 1024 bits this means there are at most 1024/8 = 128 characters allowed, </text:span><text:span text:style-name="T62">less a bit for overhead</text:span><text:span text:style-name="T56">. </text:span><text:span text:style-name="T62">In the next example, we create a 200 character long string and try to encrypt it using the 1024 bit key. It gives an error message and tells you the maximum size of the string you can process:</text:span><text:span text:style-name="T57"><text:line-break/></text:span></text:p>
      <text:p text:style-name="P11"><text:s text:c="3"/>rsa. := crypto#create_key()</text:p>
      <text:p text:style-name="P11"><text:s text:c="3"/>crypto#encrypt( random_string(200), <text:span text:style-name="T88">rsa.</text:span>)<text:line-break/>illegal argument:encrypt could not process argument for key='0' with value ='kJS5_Q8oC1... (Data must not be longer than 117 bytes) At (1, 7)</text:p>
      <text:p text:style-name="P39" loext:marker-style-name="T60"><text:span text:style-name="T60"/></text:p>
      <text:p text:style-name="P39">Compare this with and AES key that has no restriction. <text:span text:style-name="T62">We encrypt a 1000 character (8000 bit) string.</text:span></text:p>
      <text:p text:style-name="P39"/>
      <text:p text:style-name="P11"><text:s text:c="3"/>aes. := crypto#create_key({'type':'AES', 'length' : <text:span text:style-name="T62">1024</text:span>})</text:p>
      <text:p text:style-name="P11"><text:s text:c="3"/>y ≔crypto#encrypt(random_string(1000), <text:span text:style-name="T88">aes.</text:span>)<text:line-break/> <text:s text:c="2"/>size(y)</text:p>
      <text:p text:style-name="P11">1779</text:p>
      <text:p text:style-name="P11"><text:s text:c="3"/>y</text:p>
      <text:p text:style-name="P11">KXVLz-SGqvg0vKJQVgBW6MflwNZvzdPrPqkuPFI6LQ7eFNP…</text:p>
      <text:p text:style-name="P11"/>
      <text:p text:style-name="P38" loext:marker-style-name="T60"><text:span text:style-name="T60"/></text:p>
      <text:p text:style-name="Heading">Example of encrypting a stem.</text:p>
      <text:p text:style-name="P91">In this example we can get around the length restriction by having a stem of strings. Each entry is encrypted:</text:p>
      <text:p text:style-name="CLI"><text:s text:c="3"/>Jabberwocky. ≔['’<text:span text:style-name="T63">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8">rsa.</text:span>)<text:line-break/><text:soft-pag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0"><text:s text:c="3"/>crypto#decrypt(j., <text:span text:style-name="T88">rsa.</text:span>)<text:line-break/>[’Twas brillig, and the slithy toves, <text:s text:c="2"/></text:p>
      <text:p text:style-name="P20"><text:s text:c="3"/>Did gyre and gimble in the wabe;,</text:p>
      <text:p text:style-name="P20"><text:s text:c="2"/>All mimsy were the borogoves,,</text:p>
      <text:p text:style-name="P20"><text:s text:c="3"/>And the mome raths outgrabe.]</text:p>
      <text:p text:style-name="Text_20_body"/>
      <text:p text:style-name="P23"><text:span text:style-name="T64">Example of encrypting a set with a symmetric (AES) key.</text:span></text:p>
      <text:p text:style-name="P92"><text:span text:style-name="T64">Complex data structures like sets are processed in full. A simple example is the following</text:span></text:p>
      <text:p text:style-name="CLI"><text:s text:c="3"/>crypto#encrypt({'a',{'b'}}, <text:span text:style-name="T88">aes.</text:span>)<text:line-break/>{AA,{Aw}}</text:p>
      <text:p text:style-name="CLI"><text:s text:c="3"/>crypto#decrypt({'AA',{'Aw'}}, <text:span text:style-name="T88">aes.</text:span>)<text:line-break/>{a,{b}}</text:p>
      <text:p text:style-name="Text_20_body">Note that <text:span text:style-name="T64">the nesting of sets is preserved.</text:span><text:line-break/></text:p>
      <text:h text:style-name="P27" text:outline-level="2">export</text:h>
      <text:p text:style-name="P5">Description</text:p>
      <text:p text:style-name="P6"><text:span text:style-name="T1">Export a key or set of keys to RFC 7517 format </text:span><text:span text:style-name="T52">(JSON Web Key) or various PKCS formats </text:span><text:span text:style-name="T1">and write to </text:span><text:span text:style-name="T3">storage</text:span><text:span text:style-name="T1">.</text:span></text:p>
      <text:p text:style-name="P5">Usage</text:p>
      <text:p text:style-name="P89"><text:span text:style-name="T41">export_jwks(keys., file_path)</text:span></text:p>
      <text:p text:style-name="P89"><text:span text:style-name="T41">export_jwks(keys., file_path </text:span><text:span text:style-name="T47">,type</text:span><text:span text:style-name="T41">)</text:span> </text:p>
      <text:p text:style-name="P5">Arguments</text:p>
      <text:p text:style-name="P6"><text:span text:style-name="T9">keys.</text:span><text:span text:style-name="T1"> - either a single key or a set of keys.</text:span></text:p>
      <text:p text:style-name="P6"><text:soft-page-break/><text:span text:style-name="T9">file_path</text:span><text:span text:style-name="T48"> </text:span><text:span text:style-name="T1">- the fully qualified path for the output.</text:span></text:p>
      <text:p text:style-name="P86"><text:span text:style-name="T9">type</text:span><text:span text:style-name="T52">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53">Type</text:p>
          </table:table-cell>
          <table:table-cell table:style-name="Table4.A1" office:value-type="string">
            <text:p text:style-name="P53">Req?</text:p>
          </table:table-cell>
          <table:table-cell table:style-name="Table4.C1" office:value-type="string">
            <text:p text:style-name="P53">Description</text:p>
          </table:table-cell>
        </table:table-row>
        <table:table-row>
          <table:table-cell table:style-name="Table4.A2" office:value-type="string">
            <text:p text:style-name="P59">jwks</text:p>
          </table:table-cell>
          <table:table-cell table:style-name="Table4.A2" office:value-type="string">
            <text:p text:style-name="P59">N</text:p>
          </table:table-cell>
          <table:table-cell table:style-name="Table4.C2" office:value-type="string">
            <text:p text:style-name="P58">Use RFC 7517 format. This is the default</text:p>
          </table:table-cell>
        </table:table-row>
        <table:table-row>
          <table:table-cell table:style-name="Table4.A2" office:value-type="string">
            <text:p text:style-name="P59">pkcs8</text:p>
          </table:table-cell>
          <table:table-cell table:style-name="Table4.A2" office:value-type="string">
            <text:p text:style-name="P59">Y</text:p>
          </table:table-cell>
          <table:table-cell table:style-name="Table4.C2" office:value-type="string">
            <text:p text:style-name="P58">Use PKCS 8 PEM format</text:p>
          </table:table-cell>
        </table:table-row>
        <table:table-row>
          <table:table-cell table:style-name="Table4.A2" office:value-type="string">
            <text:p text:style-name="P59">x509</text:p>
          </table:table-cell>
          <table:table-cell table:style-name="Table4.A2" office:value-type="string">
            <text:p text:style-name="P59">Y</text:p>
          </table:table-cell>
          <table:table-cell table:style-name="Table4.C2" office:value-type="string">
            <text:p text:style-name="P58">Use the PEM format in X 509 certificates (which is really just a subset of PKCS 1).</text:p>
          </table:table-cell>
        </table:table-row>
      </table:table>
      <text:p text:style-name="P87"/>
      <text:p text:style-name="P120">Nota Bene: <text:span text:style-name="T69">We do not support writing PKCS 1 files at this time, just PKCS 8. the reason is that PKCS 1 is mostly deprecated and hard to get to interoperate. PKCS 8 is now the universal standard. We do, however, read PKCS 1 files fine.</text:span></text:p>
      <text:p text:style-name="P5">Output</text:p>
      <text:p text:style-name="P70">This returns true if the operation successfully wrote the file. <text:span text:style-name="T52">Otherwise, an error will be raised. Multipl</text:span><text:span text:style-name="T89">e</text:span><text:span text:style-name="T52"> keys are supported in JWKS, but only single keys in PKCS formats. To write multiple keys in PKCS would require either a PKCS 12 or Java keystore (JKS) file which </text:span><text:span text:style-name="T89">would also require PKCS 5 (password protection) support, hence </text:span><text:span text:style-name="T52">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30" text:outline-level="2">from_jwt</text:h>
      <text:p text:style-name="Heading">Description</text:p>
      <text:p text:style-name="P104">Take a JWT or stem of them and convert to their stem payload. No verification is done, call <text:span text:style-name="T9">verify</text:span> for that. Note that non-JWT strings and <text:s/>other values (such as integers) will <text:span text:style-name="T77">simply be returned unaltered</text:span>.</text:p>
      <text:p text:style-name="Heading">Usage</text:p>
      <text:p text:style-name="P104"><text:span text:style-name="T9">from_jwt(jwt | jwt.)</text:span> </text:p>
      <text:p text:style-name="Heading"><text:soft-page-break/>Arguments</text:p>
      <text:p text:style-name="P106"><text:span text:style-name="T21">jwt</text:span><text:span text:style-name="T76"> – a single string that is a JWT.</text:span></text:p>
      <text:p text:style-name="P105"><text:span text:style-name="T22">j</text:span><text:span text:style-name="T9">wt.</text:span>– a stem <text:span text:style-name="T78">or set </text:span>of JWTs</text:p>
      <text:p text:style-name="Heading">Output</text:p>
      <text:p text:style-name="P104">Returns a stem (for a singl<text:span text:style-name="T77">e</text:span> jwt) that is the payload of the JWT. If you supply a stem of JWTs, each will be converted to its payload. </text:p>
      <text:p text:style-name="Heading">Example</text:p>
      <text:p text:style-name="P111">The keys and payload are exactly as in the example from the section on to_jwt, so look there.</text:p>
      <text:p text:style-name="CLI"><text:s text:c="3"/>rr ≔crypto#to_jwt(p., rsa.);<text:line-break/> <text:s text:c="2"/>crypto#from_jwt(rr)<text:line-break/>{a:q, b:{s:t}}</text:p>
      <text:p text:style-name="Text_20_body"/>
      <text:p text:style-name="P112"><text:span text:style-name="T78">In this case, a simple stem, </text:span><text:span text:style-name="T23">p.</text:span><text:span text:style-name="T78"> is created along with an </text:span><text:span text:style-name="T23">r</text:span><text:span text:style-name="T24">sa.</text:span><text:span text:style-name="T78"> key.</text:span> <text:span text:style-name="T79">It (</text:span><text:span text:style-name="T23">p.</text:span>) <text:span text:style-name="T78">is turned into a JWT, </text:span><text:span text:style-name="T23">rr</text:span><text:span text:style-name="T78">, then back to show this works. </text:span><text:span text:style-name="T83">To show how this operates on a more general stem,</text:span></text:p>
      <text:p text:style-name="P18"><text:s text:c="3"/>crypto#from_jwt({'A':rr,'B':'foo'})</text:p>
      <text:p text:style-name="P18">{A:{a:q, b:{s:t}}, B:foo}</text:p>
      <text:p text:style-name="P112"/>
      <text:p text:style-name="P112"><text:span text:style-name="T79">A stem that consists of the JWT and a random string is used. The JWT as expected is converted back to its payload, the non-JWT is unaltered.</text:span></text:p>
      <text:p text:style-name="P107"><text:span text:style-name="T78">To check verification, </text:span></text:p>
      <text:p text:style-name="CLI"><text:s text:c="3"/>crypto#verify({'A':rr,'B':'foo'}, rsa.)<text:line-break/>{A:true, B:false}</text:p>
      <text:p text:style-name="P108"/>
      <text:p text:style-name="P108">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53">s</text:span> (as per RFC 7517) <text:span text:style-name="T53">or a PKCS format key</text:span></text:p>
      <text:p text:style-name="P5">Usage</text:p>
      <text:p text:style-name="P34">import_jwks(file_path)</text:p>
      <text:p text:style-name="P35">import_jwks(file_path, <text:span text:style-name="T53">type</text:span>)</text:p>
      <text:p text:style-name="P5"><text:soft-page-break/>Arguments</text:p>
      <text:p text:style-name="P88"><text:span text:style-name="T55">file_path</text:span><text:span text:style-name="T2"> - the fully qualified path to the file.</text:span></text:p>
      <text:p text:style-name="P121"><text:span text:style-name="T15">type</text:span><text:span text:style-name="T29"> </text:span><text:span text:style-name="T53">– The type of the key. Supported types are</text:span></text:p>
      <table:table table:name="Table6" table:style-name="Table6">
        <table:table-column table:style-name="Table6.A"/>
        <table:table-column table:style-name="Table6.B"/>
        <table:table-column table:style-name="Table6.C"/>
        <table:table-row>
          <table:table-cell table:style-name="Table6.A1" office:value-type="string">
            <text:p text:style-name="P54">Type</text:p>
          </table:table-cell>
          <table:table-cell table:style-name="Table6.A1" office:value-type="string">
            <text:p text:style-name="P54">Req?</text:p>
          </table:table-cell>
          <table:table-cell table:style-name="Table6.C1" office:value-type="string">
            <text:p text:style-name="P54">Description</text:p>
          </table:table-cell>
        </table:table-row>
        <table:table-row>
          <table:table-cell table:style-name="Table6.A2" office:value-type="string">
            <text:p text:style-name="P60">jwks</text:p>
          </table:table-cell>
          <table:table-cell table:style-name="Table6.A2" office:value-type="string">
            <text:p text:style-name="P60">N</text:p>
          </table:table-cell>
          <table:table-cell table:style-name="Table6.C2" office:value-type="string">
            <text:p text:style-name="P61">Use RFC 7517 format. This is the default</text:p>
          </table:table-cell>
        </table:table-row>
        <table:table-row>
          <table:table-cell table:style-name="Table6.A2" office:value-type="string">
            <text:p text:style-name="P68">pkcs1</text:p>
          </table:table-cell>
          <table:table-cell table:style-name="Table6.A2" office:value-type="string">
            <text:p text:style-name="P68">Y</text:p>
          </table:table-cell>
          <table:table-cell table:style-name="Table6.C2" office:value-type="string">
            <text:p text:style-name="P69">Use PKCS 1 (deprecated RSA format).</text:p>
          </table:table-cell>
        </table:table-row>
        <table:table-row>
          <table:table-cell table:style-name="Table6.A2" office:value-type="string">
            <text:p text:style-name="P60">pkcs8</text:p>
          </table:table-cell>
          <table:table-cell table:style-name="Table6.A2" office:value-type="string">
            <text:p text:style-name="P60">Y</text:p>
          </table:table-cell>
          <table:table-cell table:style-name="Table6.C2" office:value-type="string">
            <text:p text:style-name="P61">Use PKCS 8 PEM format</text:p>
          </table:table-cell>
        </table:table-row>
        <table:table-row>
          <table:table-cell table:style-name="Table6.A2" office:value-type="string">
            <text:p text:style-name="P60">x509</text:p>
          </table:table-cell>
          <table:table-cell table:style-name="Table6.A2" office:value-type="string">
            <text:p text:style-name="P60">Y</text:p>
          </table:table-cell>
          <table:table-cell table:style-name="Table6.C2" office:value-type="string">
            <text:p text:style-name="P61">Use the PEM format in X 509 certificates (which is really just a subset of PKCS 1).</text:p>
          </table:table-cell>
        </table:table-row>
      </table:table>
      <text:p text:style-name="P121">.</text:p>
      <text:p text:style-name="P5">Output</text:p>
      <text:p text:style-name="P7">This returns a stem of of keys <text:span text:style-name="T53">for JWKS if there are multiples, or a single key for JWKS if there is one and a single key for PKCS format.</text:span></text:p>
      <text:p text:style-name="P2">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93">Read an entry from an X 509 certificate using its OID (Object Identifier). This is a low-level operation but is often about the only way to get certain values.</text:p>
      <text:p text:style-name="Heading">Usage</text:p>
      <text:p text:style-name="P76">read_oid(cert., oid | oids.)</text:p>
      <text:p text:style-name="Heading">Arguments</text:p>
      <text:p text:style-name="Text_20_body"><text:span text:style-name="T16">cert. </text:span><text:s/>- <text:span text:style-name="T64">stem that represents the X 509 certificate.</text:span></text:p>
      <text:p text:style-name="Text_20_body"><text:span text:style-name="T16">oid </text:span><text:s/>- <text:span text:style-name="T64">A single OID (of the form x.y.z….) You must know this</text:span></text:p>
      <text:p text:style-name="Text_20_body"><text:soft-page-break/><text:span text:style-name="T16">oids. </text:span><text:s/>- <text:span text:style-name="T64">A stem of oids. <text:s/></text:span></text:p>
      <text:p text:style-name="Heading">Output</text:p>
      <text:p text:style-name="P93">If a single oid is requested, the response is the base64 encoding of the ASN 1.1 octet stream. Since each OID specifies how to interpret this binary array, this is about the best we can do in general.</text:p>
      <text:p text:style-name="P93">If a stem of OIDs is sent, each entry of the will be the base64 encoded octet stream.</text:p>
      <text:p text:style-name="P92"><text:span text:style-name="T64">Note that when you read a certificate, the criticial and non-criticial OIDs are returned. </text:span><text:line-break/></text:p>
      <text:p text:style-name="Heading">Example</text:p>
      <text:p text:style-name="P96"><text:span text:style-name="T70">The GitHub cert that is read in the </text:span><text:span text:style-name="T59">read_x509</text:span><text:span text:style-name="T70"> section is used here.</text:span></text:p>
      <text:p text:style-name="CLI"><text:s text:c="3"/>crypto#read_oid(cert., '2.5.29.14')<text:line-break/>BBYEFDtoPzQ69Uc0yu-mTj2avV5uesyf</text:p>
      <text:p text:style-name="P40"><text:span text:style-name="T60"/></text:p>
      <text:p text:style-name="P40">This read<text:span text:style-name="T79">s</text:span> a single OID. <text:s/><text:span text:style-name="T79">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94">Read an X 509 certificate or certificate chain. We say <text:span text:style-name="T66">read </text:span><text:span text:style-name="T67">instead of import since <text:s/>you cannot alter a certificate without invalidating it, hence there is no way to write any changes.</text:span></text:p>
      <text:p text:style-name="Heading">Usage</text:p>
      <text:p text:style-name="P77">read_x509(file_path)</text:p>
      <text:p text:style-name="Heading">Arguments</text:p>
      <text:p text:style-name="Text_20_body"><text:span text:style-name="T17">file_path </text:span><text:s/>- <text:span text:style-name="T65">the path (VFS paths are of course supported) to the file holding the cert(s).</text:span></text:p>
      <text:p text:style-name="Heading">Output</text:p>
      <text:p text:style-name="P94">If there is a single certificate, then a stem representing that. If there is a certificate chain, then the result is a list of the certificates in the order found.</text:p>
      <text:p text:style-name="Heading"><text:soft-page-break/>Example</text:p>
      <text:p text:style-name="P95">in this example, I downloaded the certificate from the GitHub main site and am going to read it. A bit of truncation and formatting is done to make it display nicer.</text:p>
      <text:p text:style-name="P95"/>
      <text:p text:style-name="CLI"><text:span text:style-name="T71"><text:line-break/></text:span> <text:s text:c="8"/>cert.:=crypto#read_x509('/home/<text:span text:style-name="T70">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2"><text:s text:c="9"/>version : v3</text:p>
      <text:p text:style-name="Text_20_body"/>
      <text:p text:style-name="Text_20_body"><text:span text:style-name="T70">Note that the OIDs are listed. Several of these are interpreted and returned as standard values. </text:span><text:line-break/></text:p>
      <text:p text:style-name="P95">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40"><text:span text:style-name="T60"/></text:p>
      <text:p text:style-name="P40">Each entry is returned with its value.</text:p>
      <text:h text:style-name="Heading_20_2" text:outline-level="2"><text:soft-page-break/><text:s text:c="2"/><text:line-break/>to_public</text:h>
      <text:p text:style-name="P24">Description</text:p>
      <text:p text:style-name="P95">Return the public part of a key</text:p>
      <text:p text:style-name="P24">Usage</text:p>
      <text:p text:style-name="P78">to_public(key. | keys.)</text:p>
      <text:p text:style-name="P24">Arguments</text:p>
      <text:p text:style-name="Text_20_body"><text:span text:style-name="T18">key. </text:span><text:s/>- <text:span text:style-name="T70">a single key stem</text:span></text:p>
      <text:p text:style-name="Text_20_body"><text:span text:style-name="T18">keys. </text:span><text:s/>- <text:span text:style-name="T70">a stem of of key stems.</text:span></text:p>
      <text:p text:style-name="P24">Output</text:p>
      <text:p text:style-name="P95">Each key has its public parts returned. In the case of an symmetric key, the key itself is returned. </text:p>
      <text:p text:style-name="P24">Example</text:p>
      <text:p text:style-name="P97">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41"><text:span text:style-name="T60"/></text:p>
      <text:h text:style-name="P29" text:outline-level="2">to_jwt</text:h>
      <text:p text:style-name="Heading">Description</text:p>
      <text:p text:style-name="P98">Sign a stem as a JWT using an RSA or EC key. This turns a given stem into an RFC 7517 compliant JWT (JSON web token). <text:s/></text:p>
      <text:p text:style-name="Heading">Usage</text:p>
      <text:p text:style-name="P101"><text:span text:style-name="T20">to_jwt</text:span><text:span text:style-name="T19">(payload.) – </text:span>create an unsigned JWT</text:p>
      <text:p text:style-name="P99"><text:soft-page-break/><text:span text:style-name="T20">to_jwt</text:span><text:span text:style-name="T9">(payload., key.)</text:span> – create the JWT, also creating the header</text:p>
      <text:p text:style-name="P100"><text:span text:style-name="T20">to_jwt</text:span><text:span text:style-name="T19">(header., payload., key.)</text:span><text:span text:style-name="T72"> – use the supplied header, adding only required information.</text:span></text:p>
      <text:p text:style-name="Heading">Arguments</text:p>
      <text:p text:style-name="P100"><text:span text:style-name="T19">header.</text:span><text:span text:style-name="T72"> – a stem of information about the way the payload is signed.</text:span></text:p>
      <text:p text:style-name="P100"><text:span text:style-name="T19">payload.</text:span><text:span text:style-name="T72"> – the stem. It will be turned into a JSON object then processed, so not every stem can be signed this was (e.g., JSON has no concept of a set, so set entries </text:span><text:span text:style-name="T93">are converted to a list</text:span><text:span text:style-name="T72">).</text:span></text:p>
      <text:p text:style-name="P100"><text:span text:style-name="T19">key.</text:span><text:span text:style-name="T72"> – the RSA or EC key to use.</text:span></text:p>
      <text:p text:style-name="Heading">Output</text:p>
      <text:p text:style-name="P100"><text:span text:style-name="T72">A JWT is of the form </text:span><text:span text:style-name="T30">header.payload.signature</text:span><text:span text:style-name="T72"> unless <text:s/></text:span><text:span text:style-name="T73">it is unsigned, in which case it is of the form</text:span><text:span text:style-name="T30"> header.payload.</text:span><text:span text:style-name="T73"> (and the trailing period is required!). You can create an unsigned JWT also by supplying a header with the “alg” set to “none”.</text:span></text:p>
      <text:p text:style-name="Heading">Example. <text:span text:style-name="T79">An unsigned JWT</text:span></text:p>
      <text:p text:style-name="P102">Create an unsigned JWT</text:p>
      <text:p text:style-name="CLI"><text:s text:c="3"/>c := j_load('crypto');</text:p>
      <text:p text:style-name="P13"><text:s text:c="3"/><text:span text:style-name="T74">jwt := </text:span>c#<text:span text:style-name="T75">to_jwt</text:span>{'a':{'b':[;3]}});</text:p>
      <text:p text:style-name="P13"><text:s text:c="3"/><text:span text:style-name="T74">jwt</text:span><text:line-break/>eyJ0eXAiOiJKV1QiLCJhbGciOiJub25lIn0.eyJhIjp7ImIiOlswLDEsMl19fQ.<text:line-break/> decode(tokenize(<text:span text:style-name="T74">jwt</text:span>)\[0,1])<text:line-break/>[{"typ":"JWT","alg":"none"},{"a":{"b":[0,1,2]}}]</text:p>
      <text:p text:style-name="Text_20_body"/>
      <text:p text:style-name="P103"><text:span text:style-name="T74">Note that the output is JSON here. You would need to convert it to a stem or just use the </text:span><text:span text:style-name="T9">from_jwt</text:span><text:span text:style-name="T74"> method</text:span></text:p>
      <text:p text:style-name="Heading">Example. A signed JWT</text:p>
      <text:p text:style-name="P14"><text:bookmark-start text:name="__DdeLink__745042_196012037"/><text:bookmark-start text:name="__DdeLink__744880_196012037"/><text:s text:c="3"/>p. ≔{'a':'q','b':{'s':'t'}};</text:p>
      <text:p text:style-name="P14"><text:bookmark-end text:name="__DdeLink__745042_196012037"/><text:s text:c="3"/>crypto ≔j_load('crypto');</text:p>
      <text:p text:style-name="P14"><text:s text:c="3"/>rsa. ≔crypto#create_key(2048);</text:p>
      <text:p text:style-name="P14"><text:s text:c="3"/>rr ≔crypto#to_jwt(p., rsa.);<text:bookmark-end text:name="__DdeLink__744880_196012037"/></text:p>
      <text:p text:style-name="P15"><text:s text:c="3"/>rr</text:p>
      <text:p text:style-name="P15">eyJraWQiOiI3REQ1RDJDMkJCMUE2MzdBIiwidHlwIjoiSldUIiwiYWxnIjoiUlMyNTYifQ.</text:p>
      <text:p text:style-name="P15">EyJhIjoicSIsImIiOnsicyI6InQifX0.</text:p>
      <text:p text:style-name="P15">Qqd9QotTC0... </text:p>
      <text:p text:style-name="P113"><text:span text:style-name="T84">This uses an RSA key (which has to be at least 2048 bytes long). </text:span></text:p>
      <text:p text:style-name="P109">If you prefer an example using an elliptic key</text:p>
      <text:p text:style-name="P16"><text:bookmark-start text:name="__DdeLink__745154_196012037"/><text:bookmark-start text:name="__DdeLink__745036_196012037"/><text:soft-page-break/><text:s text:c="3"/>p. ≔{a':'q','b':{'s':'t'}};</text:p>
      <text:p text:style-name="P16"><text:s text:c="3"/>crypto ≔_load('crypto');</text:p>
      <text:p text:style-name="P16"><text:bookmark-end text:name="__DdeLink__745036_196012037"/><text:s text:c="3"/>ec.≔ <text:span text:style-name="T80">c</text:span>rypto#create_key({'type':'EC'});<text:bookmark-end text:name="__DdeLink__745154_196012037"/></text:p>
      <text:p text:style-name="P16"><text:s text:c="3"/>ss ≔ <text:span text:style-name="T80">c</text:span>rypto#to_jwt(p., ec.);</text:p>
      <text:p text:style-name="P16"><text:s text:c="3"/>ss;<text:line-break/>eyJraWQiOiI5RDRCOTM0QjEyMkY4QkFBIiwidHlwIjoiSldUIiwiYWxnIjoiRVMyNTYifQ.</text:p>
      <text:p text:style-name="P16">EyJhIjoicSIsImIiOnsicyI6InQifX0.</text:p>
      <text:p text:style-name="P16">4g7p54TXhWkxctB...</text:p>
      <text:p text:style-name="P42"><text:span text:style-name="T57"/></text:p>
      <text:p text:style-name="Standard">Note that <text:span text:style-name="T80">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3"/>
      <text:p text:style-name="Heading">Example. Sending a custom header</text:p>
      <text:p text:style-name="P110">In this example, we’ll send along a custom header that includes the time issued at. Just because, we’ll how how to print the raw token, by chopping it up at each “.” and decoding the result. <text:span text:style-name="T82">The header and payload are in JSON, not stems! </text:span>As expected, the header shows the <text:span text:style-name="T9">iat</text:span> <text:span text:style-name="T82">(issued at time) </text:span>claim and the payload is as expected. Note that the signature, which is simply an array of bytes, decodes as gibberish, so is not terribly interesting by itself. This does show all the parts of a JWT nicely though.</text:p>
      <text:p text:style-name="P42"/>
      <text:p text:style-name="CLI"><text:s text:c="3"/>ec_jwt := <text:bookmark-start text:name="__DdeLink__745040_196012037"/>crypto#to_jwt({'iat':date_ms()%1000},p., ec.);</text:p>
      <text:p text:style-name="CLI">print(decode(tokenize(ec_jwt,'.')))<text:line-break/><text:span text:style-name="T81"> <text:s text:c="2"/>0 : {"typ":"JWT","iat":1735561786.341000000000000,"alg":"ES256","kid":"9D4B934B122F8BAA"}</text:span></text:p>
      <text:p text:style-name="P17"><text:s text:c="3"/>1 : {"a":"q","b":{"s":"t"}}</text:p>
      <text:p text:style-name="CLI"><text:span text:style-name="T81"><text:s text:c="3"/>2 : n#]_W���;#�##0/�K#�=��r�ܵ"���D���P�mT*.��&amp;�'[#�</text:span><text:a xlink:type="simple" xlink:href="mailto:Fm@R" text:style-name="Internet_20_link" text:visited-style-name="Visited_20_Internet_20_Link"><text:span text:style-name="T81">Fm@R</text:span></text:a><text:span text:style-name="T81">?#�N=��#�</text:span><text:bookmark-end text:name="__DdeLink__745040_196012037"/></text:p>
      <text:p text:style-name="P42"/>
      <text:p text:style-name="P44">Note<text:span text:style-name="T67"> To get the issued at time in seconds, we used </text:span><text:span text:style-name="T68">%</text:span><text:span text:style-name="T67"> and not division, since division would have given us a decimal in the header, not an integer.</text:span></text:p>
      <text:p text:style-name="P44"><text:span text:style-name="T67"/></text:p>
      <text:h text:style-name="Heading_20_2" text:outline-level="2"><text:span text:style-name="T87">v</text:span>erify</text:h>
      <text:p text:style-name="Heading">Description</text:p>
      <text:p text:style-name="P114">Verify a JWT or aggregate (stem or set) of them against a key.</text:p>
      <text:p text:style-name="Heading">Usage</text:p>
      <text:p text:style-name="P114"><text:span text:style-name="T9">verify(jwt | jwt., key.)</text:span> </text:p>
      <text:p text:style-name="Heading">Arguments</text:p>
      <text:p text:style-name="Text_20_body"><text:span text:style-name="T25">jwt –</text:span> <text:span text:style-name="T85">A JWT </text:span></text:p>
      <text:p text:style-name="Text_20_body"><text:soft-page-break/><text:span text:style-name="T25">jwt. –</text:span> <text:span text:style-name="T85">a stem of JWTs</text:span></text:p>
      <text:p text:style-name="Text_20_body"><text:span text:style-name="T25">key. –</text:span> <text:span text:style-name="T85">the key that was used to sign them.</text:span></text:p>
      <text:p text:style-name="Heading">Output</text:p>
      <text:p text:style-name="Text_20_body"><text:span text:style-name="T85">A left conformable object that has </text:span><text:span text:style-name="T25">true</text:span><text:span text:style-name="T85"> for each valid signature and </text:span><text:span text:style-name="T25">false </text:span><text:span text:style-name="T85">otherwise. Unrecognized arguments (such as a non-string or non-JWT string) return </text:span><text:span text:style-name="T25">false</text:span>.</text:p>
      <text:p text:style-name="Heading">Example</text:p>
      <text:p text:style-name="P116">Bare bones to show that verify checks what signing does. The values for the key and payload are from the <text:span text:style-name="T9">to_jwt</text:span> function:</text:p>
      <text:p text:style-name="CLI"><text:s text:c="3"/>crypto#verify(crypto#to_jwt(p., ec.), ec.);<text:line-break/>true</text:p>
      <text:p text:style-name="P45"><text:span text:style-name="T57"/></text:p>
      <text:p text:style-name="P116">Next, we make a list of JWTs and verify them:</text:p>
      <text:p text:style-name="P19"><text:bookmark-start text:name="__DdeLink__745189_196012037"/><text:bookmark-start text:name="__DdeLink__745156_196012037"/><text:s text:c="3"/>jwt. ≔[</text:p>
      <text:p text:style-name="P19"><text:s text:c="10"/>crypto#to_jwt(p.), // <text:span text:style-name="T86">unsigned</text:span></text:p>
      <text:p text:style-name="P19"><text:s text:c="10"/><text:bookmark-start text:name="__DdeLink__745193_196012037"/>crypto#to_jwt(p., ec.),<text:bookmark-end text:name="__DdeLink__745193_196012037"/> // <text:span text:style-name="T86">basic</text:span></text:p>
      <text:p text:style-name="P19"><text:s text:c="10"/>crypto#to_jwt({'iat':date_ms()%1000}, p., ec.) // <text:span text:style-name="T86">custom header</text:span></text:p>
      <text:p text:style-name="P19"><text:s text:c="9"/>];<text:bookmark-end text:name="__DdeLink__745156_196012037"/></text:p>
      <text:p text:style-name="P19"><text:bookmark-end text:name="__DdeLink__745189_196012037"/><text:s text:c="3"/><text:bookmark-start text:name="__DdeLink__745158_196012037"/>crypto#verify(jwt., ec.);<text:bookmark-end text:name="__DdeLink__745158_196012037"/><text:line-break/>[true,true,true]</text:p>
      <text:p text:style-name="Text_20_body"/>
      <text:p text:style-name="P115">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1-07T06:29:12.184236337</dc:date>
    <meta:editing-duration>P20DT11H36M30S</meta:editing-duration>
    <meta:editing-cycles>33</meta:editing-cycles>
    <meta:generator>LibreOffice/24.2.6.2$Linux_X86_64 LibreOffice_project/420$Build-2</meta:generator>
    <meta:document-statistic meta:table-count="6" meta:image-count="0" meta:object-count="0" meta:page-count="16" meta:paragraph-count="435" meta:word-count="2870" meta:character-count="20428" meta:non-whitespace-character-count="17141"/>
  </office:meta>
</office:document-meta>
</file>